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4.137cm"/>
    </style:style>
    <style:style style:name="co3" style:family="table-column">
      <style:table-column-properties fo:break-before="auto" style:column-width="29.28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Arama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tkinlikler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Teklifler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Konum seçimi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Künye ve iletişim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{{appName}}</text:p>
          </table:table-cell>
          <table:table-cell office:value-type="string" calcext:value-type="string">
            <text:p>Künye ve iletişim - {{appName}}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İlgi alanı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Sayfa bulunamadı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table:number-columns-repeated="2" office:value-type="string" calcext:value-type="string">
            <text:p>tünews</text:p>
          </table:table-cell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{{appName}}, Almanya'daki dijital rehberinizdir. Burada yerel bilgiler, etkinlikler ve öneriler bulabilirsiniz. Her zaman günceldir ve kendi dilinizdedir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PDF oluşturun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Senin dilin burada maalesef yok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Bir dil seçin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Son değişiklik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Yerel bilgiler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Teklifler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tkinlikler</text:p>
          </table:table-cell>
        </table:table-row>
        <table:table-row table:style-name="ro1">
          <table:table-cell office:value-type="string" calcext:value-type="string">
            <text:p>dashboard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dashboard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Bu dil burada maalesef mevcut değil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Bu şehir maalesef bulunamadı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Bu sayfa maalesef bulunamadı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Bu etkinlik maalesef bulunamadı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Bu teklif maalesef bulunamadı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Bu ilgi alanı maalesef bulunamadı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Bu sayfa maalesef bulunamadı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Sunucu bağlantısı başarısız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Talebiniz işlenemedi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Sunucu cevabı işlenemedi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Bilinmeyen bir hata oluştu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Yeniden deneyin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Sayfa maalesef yüklenemedi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Bir dil seçin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Ana sayfaya git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Kategorilere git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Etkinliklere git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Tekliflere git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Hata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Bir hata oluştu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Dil değişimi maalesef başarısız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Seçilen dil çevrimdışı mevcut değil. Etkin bir internet bağlantısı gereklidir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Konum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Tarih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tkinlikler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Güncel bir etkinlik yok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Teknik fonksiyonlar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{{city}} içerikleri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Teklif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İletişim ve künye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Ara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Sayfa "{{page}}" içeriği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Etkinlik "{{event}}" içeriği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Gönder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Geri bildirim gönderilirken bir hata oluştu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Geri bildirim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Hangisi yardımcı oldu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Neleri daha iyi yapabiliriz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Geri bildirim ne için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Bu sayfa yardımcı oldu mu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Yardımcı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Yardımcı değil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Maalesef uygun sonuç bulunamadı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Geri bildiriminiz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Doğru şeyi bulamadınız mı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Burada hangi bilgiler eksik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Geri bildirim gönderildi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{{appName}}-App zu verbessern. Wir würden uns über weiteres Feedback freuen.</text:p>
          </table:table-cell>
          <table:table-cell office:value-type="string" calcext:value-type="string">
            <text:p>Geri bildiriminiz için çok teşekkürler. Bu sayede içeriklerimizi ve {{appName}} uygulamasını geliştirmemize yardımcı olacaksınız. Daha fazla geri bildirim almaktan memnuniyet duyarız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Kapat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Bu sayfa yardımcı olmadı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Bu sayfa yardımcı oldu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{{appName}}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Guide für Deutschland</text:p>
          </table:table-cell>
          <table:table-cell office:value-type="string" calcext:value-type="string">
            <text:p>{{appName}}, Almanya'daki dijital rehberinizdir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Arama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Anahtar kelimeler kullanarak doğru bilgileri hızlıca bulun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Dil değişimi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Her bir sayfanın dilini kolayca değiştirin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tkinlikler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Çevredeki güncel etkinlikler ve tarihler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Teklifler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Çevrenizde iş arama, staj arama ve daha fazlası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Ayarlar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{{appName}}-App, ...</text:p>
          </table:table-cell>
          <table:table-cell office:value-type="string" calcext:value-type="string">
            <text:p>"{{accept}}" üzerine tıklayarak {{appName}} uygulamasına, 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Uygulama stabilitesi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{{appName}} zu verbessern</text:p>
          </table:table-cell>
          <table:table-cell office:value-type="string" calcext:value-type="string">
            <text:p>... hata raporlarının otomatik olarak gönderilmesiyle, {{appName}}'in geliştirilmesine izin veriyorum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 bildirimleri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 bana en son yerel haberler hakkında Push bildirimleri göndermesine izin veriyorum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Yakındaki konumlar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 GPS konumumu kullanarak yakındaki yerleri bulmak için bana önerilerde bulunmasına izin veriyorum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Atla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Devam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İptal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Kaydet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Ayarla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Sil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Kabul et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Gizlilik politikası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Konum ara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Yakındaki konumlar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Yakında herhangi bir konum bulunamadı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Uyarı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Yakındaki konumları görüntüleyebilmek için konum servislerini etkinleştirmeniz gerekir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Künye ve iletişim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Kişisel verilerin korunması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Teklifler</text:p>
          </table:table-cell>
        </table:table-row>
        <table:table-row table:style-name="ro1">
          <table:table-cell office:value-type="string" calcext:value-type="string">
            <text:p>layout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Yerel bilgiler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tkinlikler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Etkinlik yok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Diğer dillerde mevcut değil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Çeviri yok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Ara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Konum değiştir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Dil değiştir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Ayarlar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Paylaş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İptal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Şimdi bulundu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İçeriğin paylaşılması maalesef başarısız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Künye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local</text:p>
          </table:table-cell>
          <table:table-cell office:value-type="string" calcext:value-type="string">
            <text:p>Lokal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Teklifler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Uygulama stabilitesi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{{appName}}-App verbessern</text:p>
          </table:table-cell>
          <table:table-cell office:value-type="string" calcext:value-type="string">
            <text:p>Hata raporlarını otomatik olarak göndererek {{appName}} uygulamasını geliştirin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 bildirimleri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En son yerel haberler için Push bildirimleri alın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Yakındaki konumlar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GPS konumunu kullanarak yakındaki konumlar için öneriler alın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{{appName}}</text:p>
          </table:table-cell>
          <table:table-cell office:value-type="string" calcext:value-type="string">
            <text:p>{{appName}} hakkında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Gizlilik politikası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Versiyon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Açık kaynak lisansları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İzin ver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Özelliği devre dışı bırak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Teklif yok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Teklif yok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Isıtma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Su/Atık Su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Çöp toplama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Baca temizleyicisi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Diğer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j/Otopark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Diğer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Mutfak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nyo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Tuvalet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Çocuk odası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Çocuk odası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Çocuk odası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Yatak odası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Oturma odası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Antre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Kiler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Depo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kon / Ter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503" meta:object-count="0"/>
    <meta:generator>LibreOffice/6.4.5.2$Linux_X86_64 LibreOffice_project/40$Build-2</meta:generator>
  </office:meta>
</office:document-meta>
</file>